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idget.getCombinedSt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Widget.setParent( Widget widg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nerateItemSaxFragment( ContentHandler contentHandler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Widget.getFor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Widget.valida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Widget.broadcastEvent( Widge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idget.getWidge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idget.generateSaxFragment( ContentHandler contentHandler , Locale loca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Widget.generateLabel( ContentHandler content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idget.addValidator( WidgetValidator valid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Widge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removeValidator( WidgetValidator validat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.AbstractWidget( AbstractWidget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Widget.getRequestParameter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Widge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lookupWidget( String pa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Widget.getFul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tXMLElementAttribut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bstractWidget.widgetNameChang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Widget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t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Widget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set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setState( WidgetState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idge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tChild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.generateDisplayData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